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urier New" style:font-name-asian="Courier New" style:font-name-complex="Courier New"/>
    </style:style>
    <style:style style:name="P2" style:parent-style-name="Normal" style:family="paragraph">
      <style:text-properties style:font-name="Courier New" style:font-name-asian="Courier New" style:font-name-complex="Courier New"/>
    </style:style>
    <style:style style:name="P3" style:parent-style-name="Normal" style:family="paragraph">
      <style:text-properties style:font-name="Courier New" style:font-name-asian="Courier New" style:font-name-complex="Courier New"/>
    </style:style>
    <style:style style:name="P4" style:parent-style-name="Normal" style:family="paragraph">
      <style:text-properties style:font-name="Courier New" style:font-name-asian="Courier New" style:font-name-complex="Courier New"/>
    </style:style>
    <style:style style:name="P5" style:parent-style-name="Normal" style:family="paragraph">
      <style:text-properties style:font-name="Courier New" style:font-name-asian="Courier New" style:font-name-complex="Courier New"/>
    </style:style>
    <style:style style:name="P6" style:parent-style-name="Normal" style:family="paragraph">
      <style:text-properties style:font-name="Courier New" style:font-name-asian="Courier New" style:font-name-complex="Courier New"/>
    </style:style>
    <style:style style:name="P7" style:parent-style-name="Normal" style:family="paragraph">
      <style:text-properties style:font-name="Courier New" style:font-name-asian="Courier New" style:font-name-complex="Courier New"/>
    </style:style>
    <style:style style:name="P8" style:parent-style-name="Normal" style:family="paragraph">
      <style:text-properties style:font-name="Courier New" style:font-name-asian="Courier New" style:font-name-complex="Courier New"/>
    </style:style>
    <style:style style:name="P9" style:parent-style-name="Normal" style:family="paragraph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</office:automatic-styles>
  <office:body>
    <office:text text:use-soft-page-breaks="true">
      <text:p text:style-name="P1">What's your name?</text:p>
      <text:p text:style-name="P2">Pleased to meet you!</text:p>
      <text:p text:style-name="P3">I'm from...</text:p>
      <text:p text:style-name="P4">I live in...</text:p>
      <text:p text:style-name="P5">What is your profession?</text:p>
      <text:p text:style-name="P6">What do you do in your free time?</text:p>
      <text:p text:style-name="P7">How's the weather?</text:p>
      <text:p text:style-name="P8">Do you have siblings?</text:p>
      <text:p text:style-name="P9">What's your favorite movie?</text:p>
      <text:p text:style-name="Normal"><text:span text:style-name="T10">Have you visited...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CA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ang, Talia</meta:initial-creator>
    <dc:creator>Wang, Talia</dc:creator>
    <meta:creation-date>2017-04-25T17:07:00Z</meta:creation-date>
    <dc:date>2017-04-25T17:07:00Z</dc:date>
    <meta:template xlink:href="Normal.dotm" xlink:type="simple"/>
    <meta:editing-cycles>2</meta:editing-cycles>
    <meta:editing-duration>PT0S</meta:editing-duration>
    <meta:document-statistic meta:page-count="1" meta:paragraph-count="1" meta:word-count="31" meta:character-count="212" meta:row-count="1" meta:non-whitespace-character-count="182"/>
  </office:meta>
</office:document-meta>
</file>